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55b" officeooo:paragraph-rsid="001de55b"/>
    </style:style>
    <style:style style:name="P2" style:family="paragraph" style:parent-style-name="Standard">
      <style:text-properties officeooo:rsid="001de55b" officeooo:paragraph-rsid="0020b863"/>
    </style:style>
    <style:style style:name="P3" style:family="paragraph" style:parent-style-name="Standard">
      <style:text-properties officeooo:rsid="0020b863" officeooo:paragraph-rsid="0020b863"/>
    </style:style>
    <style:style style:name="P4" style:family="paragraph" style:parent-style-name="Standard">
      <style:text-properties officeooo:rsid="0022227c" officeooo:paragraph-rsid="0022227c"/>
    </style:style>
    <style:style style:name="P5" style:family="paragraph" style:parent-style-name="Standard">
      <style:text-properties officeooo:rsid="0022227c" officeooo:paragraph-rsid="002536c8"/>
    </style:style>
    <style:style style:name="P6" style:family="paragraph" style:parent-style-name="Standard">
      <style:text-properties officeooo:rsid="0022ae30" officeooo:paragraph-rsid="0022ae30"/>
    </style:style>
    <style:style style:name="P7" style:family="paragraph" style:parent-style-name="Standard">
      <style:text-properties officeooo:rsid="002438f2" officeooo:paragraph-rsid="002536c8"/>
    </style:style>
    <style:style style:name="P8" style:family="paragraph" style:parent-style-name="Standard">
      <style:text-properties officeooo:rsid="002536c8" officeooo:paragraph-rsid="002536c8"/>
    </style:style>
    <style:style style:name="P9" style:family="paragraph" style:parent-style-name="Standard">
      <style:text-properties officeooo:rsid="002684e5" officeooo:paragraph-rsid="002684e5"/>
    </style:style>
    <style:style style:name="P10" style:family="paragraph" style:parent-style-name="Standard">
      <style:text-properties officeooo:rsid="002769aa" officeooo:paragraph-rsid="002769aa"/>
    </style:style>
    <style:style style:name="P11" style:family="paragraph" style:parent-style-name="Standard">
      <style:paragraph-properties fo:text-align="center" style:justify-single-word="false"/>
      <style:text-properties officeooo:rsid="0028079d" officeooo:paragraph-rsid="0028079d"/>
    </style:style>
    <style:style style:name="P12" style:family="paragraph" style:parent-style-name="Standard">
      <style:text-properties fo:font-weight="bold" officeooo:rsid="001de55b" officeooo:paragraph-rsid="001de55b" style:font-weight-asian="bold" style:font-weight-complex="bold"/>
    </style:style>
    <style:style style:name="P13" style:family="paragraph" style:parent-style-name="Standard">
      <style:text-properties fo:font-weight="bold" officeooo:rsid="0022227c" officeooo:paragraph-rsid="0022227c" style:font-weight-asian="bold" style:font-weight-complex="bold"/>
    </style:style>
    <style:style style:name="P14" style:family="paragraph" style:parent-style-name="Standard">
      <style:text-properties fo:color="#158466" officeooo:rsid="0028079d" officeooo:paragraph-rsid="0028079d"/>
    </style:style>
    <style:style style:name="P15" style:family="paragraph" style:parent-style-name="Standard">
      <style:text-properties fo:color="#158466" officeooo:rsid="00294458" officeooo:paragraph-rsid="00294458"/>
    </style:style>
    <style:style style:name="P16" style:family="paragraph" style:parent-style-name="Standard">
      <style:text-properties fo:color="#158466" officeooo:rsid="002afdf6" officeooo:paragraph-rsid="002afdf6"/>
    </style:style>
    <style:style style:name="P17" style:family="paragraph" style:parent-style-name="Standard">
      <style:text-properties officeooo:rsid="002afdf6" officeooo:paragraph-rsid="002afdf6"/>
    </style:style>
    <style:style style:name="P18" style:family="paragraph" style:parent-style-name="Preformatted_20_Text">
      <style:text-properties officeooo:paragraph-rsid="0022227c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22ae30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Standard">
      <style:text-properties officeooo:rsid="002769aa" officeooo:paragraph-rsid="002769aa"/>
    </style:style>
    <style:style style:name="P22" style:family="paragraph" style:parent-style-name="Standard">
      <style:text-properties officeooo:rsid="002ce630" officeooo:paragraph-rsid="002ce630"/>
    </style:style>
    <style:style style:name="P23" style:family="paragraph" style:parent-style-name="Standard">
      <style:text-properties fo:color="#158466" officeooo:rsid="002ce630" officeooo:paragraph-rsid="002ce630"/>
    </style:style>
    <style:style style:name="P24" style:family="paragraph" style:parent-style-name="Standard">
      <style:text-properties officeooo:rsid="002d5e8f" officeooo:paragraph-rsid="002d5e8f"/>
    </style:style>
    <style:style style:name="T1" style:family="text">
      <style:text-properties officeooo:rsid="002536c8"/>
    </style:style>
    <style:style style:name="T2" style:family="text">
      <style:text-properties officeooo:rsid="002807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6.1000003814697pt" fo:font-weight="bold" officeooo:rsid="0028079d" style:font-name-asian="Microsoft YaHei" style:font-size-asian="16.1000003814697pt" style:font-weight-asian="bold" style:font-name-complex="Arial1" style:font-size-complex="16.1000003814697pt" style:font-weight-complex="bold"/>
    </style:style>
    <style:style style:name="T5" style:family="text">
      <style:text-properties fo:color="#9876aa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6" style:family="text">
      <style:text-properties fo:color="#9876aa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7" style:family="text">
      <style:text-properties fo:color="#a9b7c6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8" style:family="text">
      <style:text-properties fo:color="#a9b7c6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9" style:family="text">
      <style:text-properties fo:color="#ffc66d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0" style:family="text">
      <style:text-properties fo:color="#6a8759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1" style:family="text">
      <style:text-properties fo:color="#6a8759" style:font-name="Consolas" fo:font-size="10pt" fo:font-style="normal" fo:font-weight="normal" officeooo:rsid="002ce630" fo:background-color="#232525" loext:char-shading-value="0" style:font-size-asian="10pt" style:font-style-asian="normal" style:font-weight-asian="normal"/>
    </style:style>
    <style:style style:name="T12" style:family="text">
      <style:text-properties fo:color="#cc7832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3" style:family="text">
      <style:text-properties officeooo:rsid="002d5e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<text:span text:style-name="T2">Ibex </text:span><text:span text:style-name="T4">Project</text:span></text:h>
      <text:p text:style-name="P11">Breakdown of requirements into task/ticket list</text:p>
      <text:p text:style-name="P1"/>
      <text:p text:style-name="P13">IA-00</text:p>
      <text:p text:style-name="P5">Setup dev env (general overview of tasks performed):</text:p>
      <text:p text:style-name="P4"/>
      <text:p text:style-name="P14">11/23</text:p>
      <text:p text:style-name="P8">Setup OS:</text:p>
      <text:p text:style-name="P4">Install virtualbox</text:p>
      <text:p text:style-name="P6">Install git for windows (bash)</text:p>
      <text:p text:style-name="P4">Install vagrant</text:p>
      <text:p text:style-name="P4"><text:a xlink:type="simple" xlink:href="https://app.vagrantup.com/centos/boxes/8" text:style-name="Internet_20_link" text:visited-style-name="Visited_20_Internet_20_Link"/></text:p>
      <text:p text:style-name="P4"><text:a xlink:type="simple" xlink:href="https://app.vagrantup.com/centos/boxes/8" text:style-name="Internet_20_link" text:visited-style-name="Visited_20_Internet_20_Link">https://app.vagrantup.com/centos/boxes/8</text:a></text:p>
      <text:p text:style-name="P18"><text:span text:style-name="Source_20_Text">vagrant init centos/8 \</text:span></text:p>
      <text:p text:style-name="Preformatted_20_Text"><text:span text:style-name="Source_20_Text"><text:s text:c="2"/>--box-version 1905.1</text:span></text:p>
      <text:p text:style-name="P19"><text:span text:style-name="Source_20_Text">vagrant u</text:span><text:span text:style-name="Source_20_Text"><text:span text:style-name="T2">p</text:span></text:span></text:p>
      <text:p text:style-name="P7">See vagrantbootstrap.sh <text:span text:style-name="T1">for details of install</text:span></text:p>
      <text:p text:style-name="P8">installed mysql, nginx, php</text:p>
      <text:p text:style-name="P7"/>
      <text:p text:style-name="P7"><text:a xlink:type="simple" xlink:href="http://ibex.localhost:8080/info.php" text:style-name="Internet_20_link" text:visited-style-name="Visited_20_Internet_20_Link">http://ibex.localhost:8080/info.php</text:a></text:p>
      <text:p text:style-name="P8">now shows php info</text:p>
      <text:p text:style-name="P4"/>
      <text:p text:style-name="P9">Setup Slim</text:p>
      <text:p text:style-name="P4">composer create-project slim/slim-skeleton ibex.localhost</text:p>
      <text:p text:style-name="P10"/>
      <text:p text:style-name="P10"><text:a xlink:type="simple" xlink:href="http://ibex.localhost:8080/hello/test" text:style-name="Internet_20_link" text:visited-style-name="Visited_20_Internet_20_Link">http://ibex.localhost:8080/hello/test</text:a></text:p>
      <text:p text:style-name="P10">slim working</text:p>
      <text:p text:style-name="P10"/>
      <text:p text:style-name="P23">11/24</text:p>
      <text:p text:style-name="P22">Install dev nodejs, webpack, yarn <text:span text:style-name="T13">(npm wasn’t cooperating)</text:span></text:p>
      <text:p text:style-name="P22">Install reactjs and sample component</text:p>
      <text:p text:style-name="P22"/>
      <text:p text:style-name="P22"><text:span text:style-name="T13">initial </text:span>setup <text:span text:style-name="T13">and package.json and webpack.config from:</text:span></text:p>
      <text:p text:style-name="P22">https://medium.com/@davisonpro/an-advanced-guide-on-setting-up-a-react-and-php-web-app-acaedb21ab3a</text:p>
      <text:p text:style-name="P22">yarn install</text:p>
      <text:p text:style-name="P24">yarn run watch</text:p>
      <text:p text:style-name="P22"/>
      <text:p text:style-name="P10"/>
      <text:p text:style-name="P1"><text:span text:style-name="T3">IA-01</text:span> Epic </text:p>
      <text:p text:style-name="P1">Dealerships’ Email Campaigns </text:p>
      <text:p text:style-name="P15">11/23</text:p>
      <text:p text:style-name="P3">Break down requirements into tasks/tickets</text:p>
      <text:p text:style-name="P1"/>
      <text:p text:style-name="P12">IA-02</text:p>
      <text:p text:style-name="P1">marketing dashboard that allows them to see requested </text:p>
      <text:p text:style-name="P1">KPIs: </text:p>
      <text:p text:style-name="P1"><text:soft-page-break/>● Top five dealerships by earn </text:p>
      <text:p text:style-name="P1">● Top five dealerships by customer base (count) </text:p>
      <text:p text:style-name="P1">● Top five customers by spend paired with their dealer name </text:p>
      <text:p text:style-name="P1">● Percentage total of qualifying customers with valid emails </text:p>
      <text:p text:style-name="P1">● Total count of Ibex customers </text:p>
      <text:p text:style-name="P3">After have data, display in a dashboard-ish view; </text:p>
      <text:p text:style-name="P3">Normally reference other client dashboards for common libs, but just choose something graphical for now.</text:p>
      <text:p text:style-name="P1"/>
      <text:p text:style-name="P12">IA-03</text:p>
      <text:p text:style-name="P1">Grid view of dealer info and stats</text:p>
      <text:p text:style-name="P1"/>
      <text:p text:style-name="P12">IA-04</text:p>
      <text:p text:style-name="P1">Allow scheduling of dealer and their customers</text:p>
      <text:p text:style-name="P1">Allow subsets of customers to be selected? <text:s/>Maybe as another dev phase.</text:p>
      <text:p text:style-name="P3">Create new DB table</text:p>
      <text:p text:style-name="P3">Emails will be sent by a “hypothetical CRON script to look at to send the emails on an external schedule. “</text:p>
      <text:p text:style-name="P1"/>
      <text:p text:style-name="P12">IA-05 </text:p>
      <text:p text:style-name="P1">Indicate missing or incomplete data; maybe show whats expected</text:p>
      <text:p text:style-name="P1">Since the dealer is not editable ie correctable from this app, maybe keep indication low key ie not red text but maybe just a caution icon or such and normal colored text</text:p>
      <text:p text:style-name="P1">Requires IA-03</text:p>
      <text:p text:style-name="P1">Maybe link to app/page where client can fix dealer? <text:s/>Maybe as another dev phase.</text:p>
      <text:p text:style-name="P1"/>
      <text:p text:style-name="P12">IA-06</text:p>
      <text:p text:style-name="P1">CSV export of </text:p>
      <text:p text:style-name="P1">1. Dealership ID </text:p>
      <text:p text:style-name="P1">2. Dealership Name </text:p>
      <text:p text:style-name="P1">3. Qualifying Customers </text:p>
      <text:p text:style-name="P1">4. Qualifying Customers with Emails </text:p>
      <text:p text:style-name="P1">5. % with Emails</text:p>
      <text:p text:style-name="P1"/>
      <text:p text:style-name="P12">IA-07</text:p>
      <text:p text:style-name="P1">CSV export of distinct list of customers </text:p>
      <text:p text:style-name="P1"/>
      <text:p text:style-name="P12">IA-08</text:p>
      <text:p text:style-name="P1">Implement endpoint for distinct dealership sciusa url </text:p>
      <text:p text:style-name="P2">sample see Distinct Dealerships-Dealerships.csv</text:p>
      <text:p text:style-name="P2"/>
      <text:p text:style-name="P16">11/24</text:p>
      <text:p text:style-name="P17">Implemented endpoints using sample csv as data</text:p>
      <text:p text:style-name="P17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dealers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2">, </text:span><text:span text:style-name="T7">ListDealer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2">, </text:span><text:span text:style-name="T7">ViewDealer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7"/>
      <text:p text:style-name="P1"/>
      <text:p text:style-name="P12"><text:soft-page-break/>IA-09</text:p>
      <text:p text:style-name="P1">Implement endpoint for distinct customers sciusa url </text:p>
      <text:p text:style-name="P2">sample see Distinct Customers-Table 1.csv</text:p>
      <text:p text:style-name="P2"/>
      <text:p text:style-name="P16">11/24</text:p>
      <text:p text:style-name="P17">Implemented endpoints using sample csv as data</text:p>
      <text:p text:style-name="P17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customers/{dealerId}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2">, </text:span><text:span text:style-name="T7">ListCustomer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2">, </text:span><text:span text:style-name="T7">ViewCustomer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7"/>
      <text:p text:style-name="P1"/>
      <text:p text:style-name="P12">IA-10</text:p>
      <text:p text:style-name="P1">Implement endpoint for customer sales sciusa url </text:p>
      <text:p text:style-name="P1">sample see Customer Sales-Table 1.csv</text:p>
      <text:p text:style-name="P1"/>
      <text:p text:style-name="P16">11/24</text:p>
      <text:p text:style-name="P17">Implemented endpoints using sample csv as data</text:p>
      <text:p text:style-name="P17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customers/{dealerId}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sales'</text:span><text:span text:style-name="T12">, </text:span><text:span text:style-name="T7">ListCustomerSale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sales/{id}'</text:span><text:span text:style-name="T12">, </text:span><text:span text:style-name="T7">ViewCustomerSale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7"/>
      <text:p text:style-name="P1"/>
      <text:p text:style-name="P3">IA-11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7:31:26.486000000</meta:creation-date>
    <dc:date>2019-11-25T21:12:29.301000000</dc:date>
    <meta:editing-duration>PT3H36M4S</meta:editing-duration>
    <meta:editing-cycles>10</meta:editing-cycles>
    <meta:generator>LibreOffice/6.3.2.2$Windows_x86 LibreOffice_project/98b30e735bda24bc04ab42594c85f7fd8be07b9c</meta:generator>
    <meta:document-statistic meta:table-count="0" meta:image-count="0" meta:object-count="0" meta:page-count="3" meta:paragraph-count="82" meta:word-count="408" meta:character-count="3116" meta:non-whitespace-character-count="2743"/>
  </office:meta>
</office:document-meta>
</file>